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sumerEndpoint.getDestina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getReplyDeliver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Synchronous( boolean synchron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getReplyDestination( MessageExchange exchange , Object message , Session session , Jms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ConsumerEndpoint.getDestination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CorrelationId( Message query , Message repl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ConsumerEndpoint.activ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Consumer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getReply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Stateless( boolean statel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ReplyProperties( Map &lt; String , Object &gt; repl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ReplyPriority( int reply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isPubSub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isReplyExplicitQo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isJms1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doInJms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nsumerEndpoint.getReply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AbstractConsum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getReplyTimeTo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Jms102( boolean jms10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getReply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onMessage( Message jmsMessage , Session se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bstractConsumerEndpoint.setMarshaler( JmsConsumer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DestinationResolver( DestinationResolver destina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StoreFactory( StoreFactory stor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ReplyExplicitQosEnabled( boolean replyExplicitQos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AbstractConsum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getRepl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PubSubDomain( boolean pubSub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ndError( final MessageExchange exchange , final Exception error , Session session , final Jms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ConsumerEndpoint.isStatel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ReplyTimeToLive( long replyTimeTo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ReplyDestination( Destination reply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AbstractConsum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nd( Message msg , Session session , Destination de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bstractConsumerEndpoint.setReplyDeliveryMode( int replyDeliver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UseMessageIdInResponse( Boolean useMessageIdIn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deactiv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nsumerEndpoint.setDestinationChooser( DestinationChooser destinationChoo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process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nsumerEndpoint.processExchange( final MessageExchange exchange , final Session session , final Jms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bstractConsumerEndpoint.getStor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isSynchron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setReplyDestinationName( String reply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getUseMessageIdIn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treatExceptionAsFault( Exceptio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umerEndpoint.handleException( MessageExchange exchange , Exception error , Session session , Jms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